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11.012cm"/>
    </style:style>
    <style:style style:name="co3" style:family="table-column">
      <style:table-column-properties fo:break-before="auto" style:column-width="10.386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9.186cm"/>
    </style:style>
    <style:style style:name="co6" style:family="table-column">
      <style:table-column-properties fo:break-before="auto" style:column-width="6.436cm"/>
    </style:style>
    <style:style style:name="co7" style:family="table-column">
      <style:table-column-properties fo:break-before="auto" style:column-width="8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ext-properties fo:color="#000000" style:font-name="Calibri" fo:font-size="11pt" style:font-size-asian="11pt" style:font-name-complex="Calibri" style:font-size-complex="11pt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NZ" fo:font-style="normal" fo:text-shadow="none" style:text-underline-style="none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NZ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NZ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font-name="Liberation Sans1" fo:font-size="10pt" fo:font-weight="normal" style:text-underline-style="none" style:text-underline-color="font-color" style:text-line-through-type="none" fo:font-style="normal" style:text-outline="false" fo:text-shadow="none" fo:language="en" fo:country="NZ" style:language-asian="zh" style:country-asian="CN" style:language-complex="hi" style:country-complex="IN" style:font-name-complex="Liberation Sans1" style:text-emphasize="none" style:letter-kerning="true" style:font-name-asian="F" style:font-size-asian="12pt" style:font-size-complex="12pt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fo:language="en" fo:country="NZ" style:language-asian="zh" style:country-asian="CN" style:language-complex="hi" style:country-complex="IN" style:text-emphasize="none" style:letter-kerning="true" style:font-name-asian="F" style:font-size-asian="12pt" style:font-size-complex="12pt" style:font-name="Arial1" style:font-name-complex="Arial1"/>
    </style:style>
    <style:style style:name="T9" style:family="text">
      <style:text-properties style:font-name="Arial1" style:letter-kerning="true" style:font-name-asian="F" style:font-name-complex="Arial1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number-columns-repeated="19" table:default-cell-style-name="Default"/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Test Scenarios</text:p>
          </table:table-cell>
          <table:table-cell table:style-name="ce1" office:value-type="string" calcext:value-type="string">
            <text:p>ID: Test Case Description</text:p>
          </table:table-cell>
          <table:table-cell table:style-name="ce1" office:value-type="string" calcext:value-type="string">
            <text:p>Pre Conditions</text:p>
          </table:table-cell>
          <table:table-cell table:style-name="ce1" office:value-type="string" calcext:value-type="string">
            <text:p>Test steps: </text:p>
          </table:table-cell>
          <table:table-cell table:style-name="ce1" office:value-type="string" calcext:value-type="string">
            <text:p>Test data: </text:p>
          </table:table-cell>
          <table:table-cell table:style-name="ce1" office:value-type="string" calcext:value-type="string">
            <text:p>Expected results: 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cutal Results</text:p>
          </table:table-cell>
          <table:table-cell table:style-name="ce2" table:number-columns-repeated="17"/>
        </table:table-row>
        <table:table-row table:style-name="ro2">
          <table:table-cell table:style-name="ce6" office:value-type="string" calcext:value-type="string" table:number-columns-spanned="1" table:number-rows-spanned="7">
            <text:p>TC_001</text:p>
          </table:table-cell>
          <table:table-cell office:value-type="string" calcext:value-type="string" table:number-columns-spanned="1" table:number-rows-spanned="7">
            <text:p>Check the user can click Add New</text:p>
          </table:table-cell>
          <table:table-cell office:value-type="string" calcext:value-type="string" table:number-columns-spanned="1" table:number-rows-spanned="7">
            <text:p>Verify that the user can click Add New 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7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1" office:value-type="string" calcext:value-type="string">
            <text:p>User should see the Add Language and Choose Level options, which have Add and Cancel buttons.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Click on "Add New"  icon</text:span></text:p>
          </table:table-cell>
          <table:covered-table-cell/>
          <table:table-cell table:style-name="ce11" office:value-type="string" calcext:value-type="string">
            <text:p>User should be <text:s/>see Add Language Choose Level option with Add and Cancel buttons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style-name="Default"/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style-name="Default"/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style-name="Default"/>
          <table:table-cell table:number-columns-repeated="19"/>
        </table:table-row>
        <table:table-row table:style-name="ro2">
          <table:table-cell table:style-name="ce6" office:value-type="string" calcext:value-type="string" table:number-columns-spanned="1" table:number-rows-spanned="7">
            <text:p>TC_002</text:p>
          </table:table-cell>
          <table:table-cell office:value-type="string" calcext:value-type="string" table:number-columns-spanned="1" table:number-rows-spanned="7">
            <text:p>Check the user can Add the language with language as blank</text:p>
          </table:table-cell>
          <table:table-cell office:value-type="string" calcext:value-type="string" table:number-columns-spanned="1" table:number-rows-spanned="7">
            <text:p>Verify that the user can add blank Language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7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Click on "Add New"  icon</text:span></text:p>
          </table:table-cell>
          <table:covered-table-cell/>
          <table:table-cell table:style-name="ce11" office:value-type="string" calcext:value-type="string">
            <text:p>User should see the Add Language and Choose Level options, which have Add and Cancel buttons.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Click on "Add " button by language blank</text:span></text:p>
          </table:table-cell>
          <table:covered-table-cell/>
          <table:table-cell table:style-name="ce11" office:value-type="string" calcext:value-type="string">
            <text:p>User should be <text:s/>see Please enter Language and Level popup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style-name="Default"/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table:style-name="ce7" office:value-type="string" calcext:value-type="string" table:number-columns-spanned="1" table:number-rows-spanned="8">
            <text:p>TC_003</text:p>
          </table:table-cell>
          <table:table-cell office:value-type="string" calcext:value-type="string" table:number-columns-spanned="1" table:number-rows-spanned="8">
            <text:p>Check the user can choose language level from dropdown</text:p>
          </table:table-cell>
          <table:table-cell office:value-type="string" calcext:value-type="string" table:number-columns-spanned="1" table:number-rows-spanned="8">
            <text:p>Verify that the user can choose language from the dropdown list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8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Click on "Add New"  icon</text:span></text:p>
          </table:table-cell>
          <table:covered-table-cell/>
          <table:table-cell table:style-name="ce11" office:value-type="string" calcext:value-type="string">
            <text:p>User should see the Add Language and Choose Level options, which have Add and Cancel button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Enter the Language</text:span></text:p>
          </table:table-cell>
          <table:covered-table-cell/>
          <table:table-cell office:value-type="string" calcext:value-type="string">
            <text:p>User able to enter the language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5: <text:span text:style-name="T5">Choose language level from dropdown</text:span></text:p>
          </table:table-cell>
          <table:covered-table-cell/>
          <table:table-cell office:value-type="string" calcext:value-type="string">
            <text:p>User able to choose language level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table:style-name="ce6" office:value-type="string" calcext:value-type="string" table:number-columns-spanned="1" table:number-rows-spanned="8">
            <text:p>TC_004</text:p>
          </table:table-cell>
          <table:table-cell office:value-type="string" calcext:value-type="string" table:number-columns-spanned="1" table:number-rows-spanned="8">
            <text:p>Check the user can add Language</text:p>
          </table:table-cell>
          <table:table-cell office:value-type="string" calcext:value-type="string" table:number-columns-spanned="1" table:number-rows-spanned="8">
            <text:p>Verify that the user can add Language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8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Click on "Add New"  icon</text:span></text:p>
          </table:table-cell>
          <table:covered-table-cell/>
          <table:table-cell table:style-name="ce11" office:value-type="string" calcext:value-type="string">
            <text:p>User should see the Add Language and Choose Level options, which have Add and Cancel button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8" office:value-type="string" calcext:value-type="string">
            <text:p><text:span text:style-name="T3">Step 5: </text:span><text:span text:style-name="T4">Enter the Language and choose level from dropdown.</text:span></text:p>
          </table:table-cell>
          <table:covered-table-cell/>
          <table:table-cell office:value-type="string" calcext:value-type="string">
            <text:p>User able to enter the language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6:<text:span text:style-name="T5"> click on</text:span><text:span text:style-name="T6"> Add</text:span><text:span text:style-name="T5"> button</text:span></text:p>
          </table:table-cell>
          <table:covered-table-cell/>
          <table:table-cell office:value-type="string" calcext:value-type="string">
            <text:p>User should be able to add Language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table:style-name="ce6" office:value-type="string" calcext:value-type="string" table:number-columns-spanned="1" table:number-rows-spanned="8">
            <text:p>TC_005</text:p>
          </table:table-cell>
          <table:table-cell office:value-type="string" calcext:value-type="string" table:number-columns-spanned="1" table:number-rows-spanned="8">
            <text:p>Check that the user can Edit the language</text:p>
          </table:table-cell>
          <table:table-cell office:value-type="string" calcext:value-type="string" table:number-columns-spanned="1" table:number-rows-spanned="8">
            <text:p>Verify that the user can Edit the language 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8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Click on "Edit"  icon</text:span></text:p>
          </table:table-cell>
          <table:covered-table-cell/>
          <table:table-cell table:style-name="ce11" office:value-type="string" calcext:value-type="string">
            <text:p>User should see the Add Language and Choose Level options, which have Add and Cancel button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5:<text:span text:style-name="T5"> Choose different language level from dropdown</text:span></text:p>
          </table:table-cell>
          <table:covered-table-cell/>
          <table:table-cell office:value-type="string" calcext:value-type="string">
            <text:p>User should be able to choose different language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6: <text:span text:style-name="T5">click on </text:span><text:span text:style-name="T6">Update</text:span><text:span text:style-name="T5"> button</text:span></text:p>
          </table:table-cell>
          <table:covered-table-cell/>
          <table:table-cell office:value-type="string" calcext:value-type="string">
            <text:p>User should be able to update the Language 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table:style-name="ce6" office:value-type="string" calcext:value-type="string" table:number-columns-spanned="1" table:number-rows-spanned="8">
            <text:p>TC_006</text:p>
          </table:table-cell>
          <table:table-cell office:value-type="string" calcext:value-type="string" table:number-columns-spanned="1" table:number-rows-spanned="8">
            <text:p>Check that the user can Delete the language</text:p>
          </table:table-cell>
          <table:table-cell office:value-type="string" calcext:value-type="string" table:number-columns-spanned="1" table:number-rows-spanned="8">
            <text:p>Verify that the user can Delete the language 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</text:span><text:span text:style-name="T2"><text:a xlink:href="http://localhost:5000/" xlink:type="simple">http://localhost:5000</text:a></text:span><text:span text:style-name="T2">"</text:span></text:p>
          </table:table-cell>
          <table:table-cell table:style-name="ce16" office:value-type="string" calcext:value-type="string" table:number-columns-spanned="1" table:number-rows-spanned="4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8" office:value-type="string" calcext:value-type="string">
            <text:p><text:span text:style-name="T3">Step 4: </text:span><text:span text:style-name="T4"> Click on "Delete"  icon</text:span></text:p>
          </table:table-cell>
          <table:covered-table-cell/>
          <table:table-cell office:value-type="string" calcext:value-type="string">
            <text:p>User should be able to Delete the Language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/>
          <table:table-cell table:style-name="ce16"/>
          <table:table-cell table:number-columns-repeated="20"/>
        </table:table-row>
        <table:table-row table:style-name="ro1">
          <table:covered-table-cell table:number-columns-repeated="3"/>
          <table:table-cell/>
          <table:table-cell table:style-name="ce9"/>
          <table:table-cell table:style-name="ce16"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table-cell table:style-name="ce16"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table-cell table:style-name="ce16"/>
          <table:table-cell table:number-columns-repeated="20"/>
        </table:table-row>
        <table:table-row table:style-name="ro2">
          <table:table-cell table:style-name="ce7" office:value-type="string" calcext:value-type="string" table:number-columns-spanned="1" table:number-rows-spanned="5">
            <text:p>TC_007</text:p>
          </table:table-cell>
          <table:table-cell office:value-type="string" calcext:value-type="string" table:number-columns-spanned="1" table:number-rows-spanned="5">
            <text:p>Check the user can go to Skills tab</text:p>
          </table:table-cell>
          <table:table-cell office:value-type="string" calcext:value-type="string" table:number-columns-spanned="1" table:number-rows-spanned="5">
            <text:p>Verify that the user can go to Skills Tab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11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4: <text:span text:style-name="T5"> click on the </text:span><text:span text:style-name="T6">Skills </text:span><text:span text:style-name="T5">tab</text:span></text:p>
          </table:table-cell>
          <table:covered-table-cell/>
          <table:table-cell office:value-type="string" calcext:value-type="string">
            <text:p>User should be able to open Skills tab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table:style-name="ce7" office:value-type="string" calcext:value-type="string" table:number-columns-spanned="1" table:number-rows-spanned="6">
            <text:p>TC_008</text:p>
          </table:table-cell>
          <table:table-cell office:value-type="string" calcext:value-type="string" table:number-columns-spanned="1" table:number-rows-spanned="6">
            <text:p>Check the user can click Add New</text:p>
          </table:table-cell>
          <table:table-cell office:value-type="string" calcext:value-type="string" table:number-columns-spanned="1" table:number-rows-spanned="6">
            <text:p>Verify that the user can Click on Add New Skill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covered-table-cell/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4: <text:span text:style-name="T5"> click on the </text:span><text:span text:style-name="T6">Skills </text:span><text:span text:style-name="T5">tab</text:span></text:p>
          </table:table-cell>
          <table:covered-table-cell/>
          <table:table-cell office:value-type="string" calcext:value-type="string">
            <text:p>User able to open Skills tab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5: </text:span><text:span text:style-name="T4"> Click on "Add New"  icon</text:span></text:p>
          </table:table-cell>
          <table:covered-table-cell/>
          <table:table-cell table:style-name="ce11" office:value-type="string" calcext:value-type="string">
            <text:p>User should be <text:s/>see Add Skill Choose Level option with Add and Cancel buttons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table:style-name="ce7" office:value-type="string" calcext:value-type="string" table:number-columns-spanned="1" table:number-rows-spanned="7">
            <text:p>TC_009</text:p>
          </table:table-cell>
          <table:table-cell office:value-type="string" calcext:value-type="string" table:number-columns-spanned="1" table:number-rows-spanned="7">
            <text:p>Check the user can Add <text:s/>with no Skill level</text:p>
          </table:table-cell>
          <table:table-cell office:value-type="string" calcext:value-type="string" table:number-columns-spanned="1" table:number-rows-spanned="7">
            <text:p>Verify that the user can Add Skill with blank skill level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7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4: <text:span text:style-name="T5"> click on the </text:span><text:span text:style-name="T6">Skills </text:span><text:span text:style-name="T5">tab</text:span></text:p>
          </table:table-cell>
          <table:covered-table-cell/>
          <table:table-cell office:value-type="string" calcext:value-type="string">
            <text:p>User should be able to open Skills tab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5: </text:span><text:span text:style-name="T4"> Click on "Add New"  icon</text:span></text:p>
          </table:table-cell>
          <table:covered-table-cell/>
          <table:table-cell table:style-name="ce11" office:value-type="string" calcext:value-type="string">
            <text:p>User should be <text:s/>see Add Skill Choose Level option with Add and Cancel buttons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9" office:value-type="string" calcext:value-type="string">
            <text:p>Step 6: <text:span text:style-name="T5">click on Add button with blank skill details </text:span></text:p>
          </table:table-cell>
          <table:covered-table-cell/>
          <table:table-cell table:style-name="ce11" office:value-type="string" calcext:value-type="string">
            <text:p>User should be <text:s/>see Please enter Skill and Level popup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office:value-type="string" calcext:value-type="string" table:number-columns-spanned="1" table:number-rows-spanned="9">
            <text:p>TC_010</text:p>
          </table:table-cell>
          <table:table-cell office:value-type="string" calcext:value-type="string" table:number-columns-spanned="1" table:number-rows-spanned="9">
            <text:p>Check the user can Add New Skill with Skill level</text:p>
          </table:table-cell>
          <table:table-cell office:value-type="string" calcext:value-type="string" table:number-columns-spanned="1" table:number-rows-spanned="9">
            <text:p>Verify that the user can Add Skill with blank skill level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9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4: <text:span text:style-name="T5"> click on the </text:span><text:span text:style-name="T6">Skills </text:span><text:span text:style-name="T5">tab</text:span></text:p>
          </table:table-cell>
          <table:covered-table-cell/>
          <table:table-cell office:value-type="string" calcext:value-type="string">
            <text:p>User should be able to open Skills tab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8" office:value-type="string" calcext:value-type="string">
            <text:p><text:span text:style-name="T3">Step 5: </text:span><text:span text:style-name="T4"> Click on "Add New"  icon</text:span></text:p>
          </table:table-cell>
          <table:covered-table-cell/>
          <table:table-cell table:style-name="ce11" office:value-type="string" calcext:value-type="string">
            <text:p>User should be <text:s/>see Add Skill Choose Level option with Add and Cancel buttons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6: <text:span text:style-name="T5">Enter Skill and level details </text:span></text:p>
          </table:table-cell>
          <table:covered-table-cell/>
          <table:table-cell office:value-type="string" calcext:value-type="string">
            <text:p>User able to fill in the skill and level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7:<text:span text:style-name="T5"> click on</text:span><text:span text:style-name="T6"> Add</text:span><text:span text:style-name="T5"> button</text:span></text:p>
          </table:table-cell>
          <table:covered-table-cell/>
          <table:table-cell office:value-type="string" calcext:value-type="string">
            <text:p>User should be able to add Skill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table:style-name="ce7" office:value-type="string" calcext:value-type="string" table:number-columns-spanned="1" table:number-rows-spanned="8">
            <text:p>TC_011</text:p>
          </table:table-cell>
          <table:table-cell office:value-type="string" calcext:value-type="string" table:number-columns-spanned="1" table:number-rows-spanned="8">
            <text:p>Check that the user can Edit the Skill</text:p>
          </table:table-cell>
          <table:table-cell office:value-type="string" calcext:value-type="string" table:number-columns-spanned="1" table:number-rows-spanned="8">
            <text:p>Verify that the user can Edit the Skill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8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4: <text:span text:style-name="T5"> click on the </text:span><text:span text:style-name="T6">Skills </text:span><text:span text:style-name="T5">tab</text:span></text:p>
          </table:table-cell>
          <table:covered-table-cell/>
          <table:table-cell office:value-type="string" calcext:value-type="string">
            <text:p>User should be able to open Skills tab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8" office:value-type="string" calcext:value-type="string">
            <text:p><text:span text:style-name="T3">Step 5: </text:span><text:span text:style-name="T4"> Click on "Edit"  icon</text:span></text:p>
          </table:table-cell>
          <table:covered-table-cell/>
          <table:table-cell office:value-type="string" calcext:value-type="string">
            <text:p>User should be able to edit the Skill 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6:<text:span text:style-name="T5"> Choose different skill level from dropdown</text:span></text:p>
          </table:table-cell>
          <table:covered-table-cell/>
          <table:table-cell office:value-type="string" calcext:value-type="string">
            <text:p>User should be able to choose different skill level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7: <text:span text:style-name="T5">click on </text:span><text:span text:style-name="T6">Update</text:span><text:span text:style-name="T5"> button</text:span></text:p>
          </table:table-cell>
          <table:covered-table-cell/>
          <table:table-cell office:value-type="string" calcext:value-type="string">
            <text:p>User should be able to update the Skill details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2">
          <table:table-cell office:value-type="string" calcext:value-type="string" table:number-columns-spanned="1" table:number-rows-spanned="8">
            <text:p>TC_012</text:p>
          </table:table-cell>
          <table:table-cell office:value-type="string" calcext:value-type="string" table:number-columns-spanned="1" table:number-rows-spanned="8">
            <text:p>Check that the user can Delete the Skill</text:p>
          </table:table-cell>
          <table:table-cell office:value-type="string" calcext:value-type="string" table:number-columns-spanned="1" table:number-rows-spanned="8">
            <text:p>Verify that the user can Delete the Skill</text:p>
          </table:table-cell>
          <table:table-cell/>
          <table:table-cell table:style-name="ce4" office:value-type="string" calcext:value-type="string">
            <text:p><text:span text:style-name="T1">Step 1:</text:span><text:span text:style-name="T2"> Launch the URL: "http://localhost:5000"</text:span></text:p>
          </table:table-cell>
          <table:table-cell table:style-name="ce16" office:value-type="string" calcext:value-type="string" table:number-columns-spanned="1" table:number-rows-spanned="8">
            <text:p><text:span text:style-name="T7">Usename : </text:span><text:span text:style-name="T8"> mikkilineniyuva@gmail.com </text:span></text:p>
            <text:p><text:span text:style-name="T9">Password : </text:span><text:span text:style-name="T9"><text:a xlink:href="mailto:Lakshman@5" xlink:type="simple">Lakshman@5</text:a></text:span></text:p>
          </table:table-cell>
          <table:table-cell table:style-name="ce10" office:value-type="string" calcext:value-type="string">
            <text:p>User Should be able to launch the Mars QA application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5" office:value-type="string" calcext:value-type="string">
            <text:p><text:span text:style-name="T1">Step 2: </text:span><text:span text:style-name="T2">Click on "Sign in" in Mars QA application page</text:span></text:p>
          </table:table-cell>
          <table:covered-table-cell/>
          <table:table-cell table:style-name="ce10" office:value-type="string" calcext:value-type="string">
            <text:p>User should be able to see the login page</text:p>
          </table:table-cell>
          <table:table-cell table:number-columns-repeated="19"/>
        </table:table-row>
        <table:table-row table:style-name="ro2">
          <table:covered-table-cell table:number-columns-repeated="3"/>
          <table:table-cell/>
          <table:table-cell table:style-name="ce4" office:value-type="string" calcext:value-type="string">
            <text:p><text:span text:style-name="T1">Step 3:</text:span><text:span text:style-name="T2"> Login with Valid Credentials</text:span></text:p>
          </table:table-cell>
          <table:covered-table-cell/>
          <table:table-cell table:style-name="ce10" office:value-type="string" calcext:value-type="string">
            <text:p>User should be able to Login into <text:s/>the Application using valid credentials.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9" office:value-type="string" calcext:value-type="string">
            <text:p>Step 4: <text:span text:style-name="T5"> click on the </text:span><text:span text:style-name="T6">Skills </text:span><text:span text:style-name="T5">tab</text:span></text:p>
          </table:table-cell>
          <table:covered-table-cell/>
          <table:table-cell office:value-type="string" calcext:value-type="string">
            <text:p>User should be able to open Skills tab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/>
          <table:table-cell table:style-name="ce8" office:value-type="string" calcext:value-type="string">
            <text:p><text:span text:style-name="T3">Step 5: </text:span><text:span text:style-name="T4"> Click on "Delete"  icon</text:span></text:p>
          </table:table-cell>
          <table:covered-table-cell/>
          <table:table-cell office:value-type="string" calcext:value-type="string">
            <text:p>User should be able to Delete the Skill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1">
          <table:covered-table-cell table:number-columns-repeated="3"/>
          <table:table-cell table:number-columns-repeated="2"/>
          <table:covered-table-cell/>
          <table:table-cell table:number-columns-repeated="2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21:49:55.8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22:38:52.073000000</meta:creation-date>
    <dc:date>2024-03-03T21:52:24.443000000</dc:date>
    <meta:editing-duration>PT7H16M59S</meta:editing-duration>
    <meta:editing-cycles>8</meta:editing-cycles>
    <meta:generator>LibreOffice/24.2.0.3$Windows_X86_64 LibreOffice_project/da48488a73ddd66ea24cf16bbc4f7b9c08e9bea1</meta:generator>
    <meta:document-statistic meta:table-count="1" meta:cell-count="186" meta:object-count="0"/>
  </office:meta>
</office:document-meta>
</file>